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5.61mm" svg:height="70.65mm" svg:x="81.36mm" svg:y="4.61mm">
            <draw:object draw:notify-on-update-of-ranges="Feuille1.A3:Feuille1.A3 Feuille1.A4:Feuille1.A11 Feuille1.B3:Feuille1.B3 Feuille1.B4:Feui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4.8mm" svg:height="70.2mm" svg:x="209.66mm" svg:y="4.5mm">
            <draw:object draw:notify-on-update-of-ranges="Feuille1.A3:Feuille1.A3 Feuille1.A4:Feuille1.A11 Feuille1.C3:Feuille1.C3 Feuille1.C4:Feui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7.51mm" svg:height="71.72mm" svg:x="80.5mm" svg:y="77.38mm">
            <draw:object draw:notify-on-update-of-ranges="Feuille1.A16:Feuille1.A16 Feuille1.A17:Feuille1.A23 Feuille1.B16:Feuille1.B16 Feuille1.B17:Feuille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ript : </text:p>
          </table:table-cell>
          <table:table-cell office:value-type="string" calcext:value-type="string">
            <text:p>DecisionTree(classification, gini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t learn (ms)</text:p>
          </table:table-cell>
          <table:table-cell office:value-type="string" calcext:value-type="string">
            <text:p>dt predict (ms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8" calcext:value-type="float">
            <text:p>15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28" calcext:value-type="float">
            <text:p>3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85" calcext:value-type="float">
            <text:p>5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196" calcext:value-type="float">
            <text:p>6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301" calcext:value-type="float">
            <text:p>7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50" calcext:value-type="float">
            <text:p>92650</text:p>
          </table:table-cell>
          <table:table-cell office:value-type="float" office:value="8576" calcext:value-type="float">
            <text:p>857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4" calcext:value-type="float">
            <text:p>39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8:37:55.444722704</meta:creation-date>
    <dc:date>2018-11-19T09:56:34.581459923</dc:date>
    <meta:editing-duration>PT1H8M10S</meta:editing-duration>
    <meta:editing-cycles>2</meta:editing-cycles>
    <meta:generator>LibreOffice/6.0.5.2$Linux_X86_64 LibreOffice_project/0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62cm" svg:height="7.066cm" xlink:href=".." xlink:type="simple" chart:class="chart:scatter" chart:style-name="ch1">
        <chart:legend chart:legend-position="end" svg:x="9.255cm" svg:y="3.23cm" style:legend-expansion="high" chart:style-name="ch2"/>
        <chart:plot-area chart:style-name="ch3" table:cell-range-address="Feuille1.A3:Feuille1.B11" chart:data-source-has-labels="row" svg:x="0.251cm" svg:y="0.141cm" svg:width="8.753cm" svg:height="6.784cm">
          <chartooo:coordinate-region svg:x="1.31cm" svg:y="0.344cm" svg:width="6.884cm" svg:height="5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B11" chart:label-cell-address="Feuille1.B3:Feuille1.B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1508">
                <text:p>1508</text:p>
                <draw:g>
                  <svg:desc>Feuille1.B4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8576">
                <text:p>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81cm" svg:height="7.021cm" xlink:href=".." xlink:type="simple" chart:class="chart:scatter" chart:style-name="ch1">
        <chart:legend chart:legend-position="end" svg:x="8.914cm" svg:y="3.207cm" style:legend-expansion="high" chart:style-name="ch2"/>
        <chart:plot-area chart:style-name="ch3" table:cell-range-address="Feuille1.A3:Feuille1.A11 Feuille1.C3:Feuille1.C11" chart:data-source-has-labels="row" svg:x="-0.278cm" svg:y="0.119cm" svg:width="9.476cm" svg:height="6.928cm">
          <chartooo:coordinate-region svg:x="0.377cm" svg:y="0.322cm" svg:width="8.213cm" svg:height="6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11" chart:label-cell-address="Feuille1.C3:Feuille1.C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predict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7">
                <text:p>7</text:p>
                <draw:g>
                  <svg:desc>Feuille1.C4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legend chart:legend-position="end" svg:x="9.445cm" svg:y="3.283cm" style:legend-expansion="high" chart:style-name="ch2"/>
        <chart:plot-area chart:style-name="ch3" table:cell-range-address="Feuille1.A16:Feuille1.B23" chart:data-source-has-labels="row" svg:x="0.255cm" svg:y="0.143cm" svg:width="8.935cm" svg:height="6.887cm">
          <chartooo:coordinate-region svg:x="1.314cm" svg:y="0.346cm" svg:width="7.47cm" svg:height="6.0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7:Feuille1.B23" chart:label-cell-address="Feuille1.B16:Feuille1.B16" chart:class="chart:scatter">
            <chart:domain table:cell-range-address="Feuille1.A17:Feuille1.A2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3</svg:desc>
                </draw:g>
              </table:table-cell>
              <table:table-cell office:value-type="float" office:value="8832">
                <text:p>8832</text:p>
                <draw:g>
                  <svg:desc>Feuille1.B17:Feuille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14">
                <text:p>3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